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CUEIL HTML</text:p>
      <text:p text:style-name="Standard"/>
      <text:p text:style-name="Standard">L'accueil est composé d'un DOCTYPE pour avoir la structure d'une page HTML ou on y retrouve UTF-8 qui nous permet de gerer tous les caractères dits unicode.<text:line-break/>De la balise meta « viewport » « content= «width-device-width, initial-scale=1,0 » qui nous servira pour les dimensions et la responsive du site.<text:line-break/>S'ajoute a cela notre lien de notre feuille de style<text:line-break/>la balise script a été placé pour des test de page asynchrone<text:line-break/>ensuite l'utilisation de bootstrap 5 qui ma servit pour les card, carrousel, et la zone d'actualité</text:p>
      <text:p text:style-name="Standard"/>
      <text:p text:style-name="Standard">Ensuite nous avons la balise « header » qui vas nous servir a avoir notre nav et notre logo avec des class pour pouvoir les modifiés et plac és nos elements<text:line-break/>ma barre nav est composé d'une liste<text:line-break/></text:p>
      <text:p text:style-name="Standard">la zone d'actualité a été placé via bootstrap ou j'ai pu mettre le nombre d'actualité que je voulais voir sur mon site<text:line-break/><text:line-break/>notre carroussel a été placé via aussi bootstrap chaque image a un lien et chaque œuvres a une page si un utilisateur est interessée par une œuvre il a juste a cliqué sur l'image et ca le redigir<text:tab/>a vers la page de l'oeuvre en question.<text:line-break/></text:p>
      <text:p text:style-name="Standard"><text:s/>Ensuite il ya les derniers ajouts sur le site pour tenir au courant les utilisateurs des dernieres œuvres ajoutés sur le site.Ceci est implanté via bootstrap j'ai utilisé les card pour pouvoir mettre une courtes description de l'oeuvre et un lien vers la page de l'oeuvre en question.<text:line-break/></text:p>
      <text:p text:style-name="Standard">Notre corps de la page dispose aussi du logo en taille plus grande pour rajouté un element graphique a notre page</text:p>
      <text:p text:style-name="Standard"/>
      <text:p text:style-name="Standard">Mon footer est composé d'une liste pour ou on retrouve l'accueil, profil et le contact.S'ajoute a cela les logos et le copyright. Chaque balise principale tel que le ul ou la div sont assigné a une class pour pouvoir les modifié tel que je le souhaite dans ma feuille de style.</text:p>
      <text:p text:style-name="Standard"/>
      <text:p text:style-name="Standard"/>
      <text:p text:style-name="Standard">CSS<text:line-break/>FONT FACE a été placé pour l'insertion de la police de mon site ici j'ai utilisé la police ARIMO</text:p>
      <text:p text:style-name="Standard">mon body comporte un élément!important car bootstrap une fois installé prend la priorité sur notre code donc l'utilisation de l'option!important nous permet d'avoir la priorité sur bootstrap</text:p>
      <text:p text:style-name="Standard">il est aussi relative car c'est le parent des élèments en dessous dont certains seront en absolute.<text:line-break/><text:line-break/>Sur la classe logo les margin auto on été fait pour centrer les elements<text:line-break/>la plus part nos elements dispose de la balise!importan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laain az</meta:initial-creator>
    <meta:creation-date>2022-08-29T21:05:06.33</meta:creation-date>
    <meta:document-statistic meta:table-count="0" meta:image-count="0" meta:object-count="0" meta:page-count="1" meta:paragraph-count="10" meta:word-count="403" meta:character-count="2277"/>
    <dc:date>2022-08-29T21:25:26.74</dc:date>
    <dc:creator>Slaain az</dc:creator>
    <meta:editing-duration>PT4M50S</meta:editing-duration>
    <meta:editing-cycles>1</meta:editing-cycles>
    <meta:generator>OpenOffice/4.1.7$Win32 OpenOffice.org_project/417m1$Build-9800</meta:generator>
  </office:meta>
</office:document-meta>
</file>